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Preformatted_20_Text" style:list-style-name="L6">
      <style:paragraph-properties fo:margin-left="0cm" fo:margin-right="0cm" fo:text-indent="0cm" style:auto-text-indent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cesso de Troubleshooting – Windows</text:h>
      <text:h text:style-name="Heading_20_3" text:outline-level="3">📌 Abertura do Ticket</text:h>
      <text:list text:style-name="L1">
        <text:list-item>
          <text:p text:style-name="P1"><text:span text:style-name="Strong_20_Emphasis">Descrição do problema:</text:span> Usuário relata lentidão no sistema, dificuldade para abrir programas e falhas na conexão com a internet. </text:p>
        </text:list-item>
        <text:list-item>
          <text:p text:style-name="P1"><text:span text:style-name="Strong_20_Emphasis">Usuário:</text:span> João Silva </text:p>
        </text:list-item>
        <text:list-item>
          <text:p text:style-name="P1"><text:span text:style-name="Strong_20_Emphasis">Setor:</text:span> Administrativo </text:p>
        </text:list-item>
        <text:list-item>
          <text:p text:style-name="P1"><text:span text:style-name="Strong_20_Emphasis">Sistema:</text:span> Windows 10/11 </text:p>
        </text:list-item>
        <text:list-item>
          <text:p text:style-name="P1"><text:span text:style-name="Strong_20_Emphasis">Prioridade:</text:span> Média </text:p>
        </text:list-item>
        <text:list-item>
          <text:p text:style-name="P2"><text:span text:style-name="Strong_20_Emphasis">Categoria:</text:span> Desempenho / Rede / Sistema </text:p>
        </text:list-item>
      </text:list>
      <text:p text:style-name="Horizontal_20_Line"/>
      <text:h text:style-name="Heading_20_3" text:outline-level="3">1. 🔍 Definição do Problema</text:h>
      <text:p text:style-name="Text_20_body">O sistema apresenta:</text:p>
      <text:list text:style-name="L2">
        <text:list-item>
          <text:p text:style-name="P3">Lentidão </text:p>
        </text:list-item>
        <text:list-item>
          <text:p text:style-name="P3">Travamentos </text:p>
        </text:list-item>
        <text:list-item>
          <text:p text:style-name="P4">Instabilidade na conexão com a internet </text:p>
        </text:list-item>
      </text:list>
      <text:p text:style-name="Horizontal_20_Line"/>
      <text:h text:style-name="Heading_20_3" text:outline-level="3">2. 📊 Coleta de Informações</text:h>
      <text:p text:style-name="Text_20_body">Foram analisados:</text:p>
      <text:list text:style-name="L3">
        <text:list-item>
          <text:p text:style-name="P5">Gerenciador de Tarefas: </text:p>
          <text:list>
            <text:list-item>
              <text:p text:style-name="P5">Verificação de uso de CPU e memória </text:p>
            </text:list-item>
            <text:list-item>
              <text:p text:style-name="P5">Identificação de processos em segundo plano </text:p>
            </text:list-item>
          </text:list>
        </text:list-item>
        <text:list-item>
          <text:p text:style-name="P5">Comportamento do sistema: </text:p>
          <text:list>
            <text:list-item>
              <text:p text:style-name="P5">Travamentos ao abrir programas </text:p>
            </text:list-item>
            <text:list-item>
              <text:p text:style-name="P6">Quedas de conexão </text:p>
            </text:list-item>
          </text:list>
        </text:list-item>
      </text:list>
      <text:p text:style-name="Horizontal_20_Line"/>
      <text:h text:style-name="Heading_20_3" text:outline-level="3">3. 💡 Identificação da Causa Provável</text:h>
      <text:p text:style-name="Text_20_body">Possíveis causas identificadas:</text:p>
      <text:list text:style-name="L4">
        <text:list-item>
          <text:p text:style-name="P7">Alto uso de CPU e/ou memória RAM </text:p>
        </text:list-item>
        <text:list-item>
          <text:p text:style-name="P7">Programas em segundo plano </text:p>
        </text:list-item>
        <text:list-item>
          <text:p text:style-name="P7">Presença de malware </text:p>
        </text:list-item>
        <text:list-item>
          <text:p text:style-name="P7">Problemas de conectividade de rede </text:p>
        </text:list-item>
        <text:list-item>
          <text:p text:style-name="P8">Disco cheio ou com erros </text:p>
        </text:list-item>
      </text:list>
      <text:p text:style-name="Horizontal_20_Line"/>
      <text:h text:style-name="Heading_20_3" text:outline-level="3">4. 🧠 Plano de Ação</text:h>
      <text:p text:style-name="Text_20_body">Foi definida uma abordagem em ordem lógica:</text:p>
      <text:list text:style-name="L5">
        <text:list-item>
          <text:p text:style-name="P9"><text:soft-page-break/>Verificações simples e rápidas </text:p>
        </text:list-item>
        <text:list-item>
          <text:p text:style-name="P9">Testes sem risco ao sistema </text:p>
        </text:list-item>
        <text:list-item>
          <text:p text:style-name="P10">Diagnósticos mais técnicos </text:p>
        </text:list-item>
      </text:list>
      <text:p text:style-name="Horizontal_20_Line"/>
      <text:h text:style-name="Heading_20_3" text:outline-level="3">5. 🛠️ Implementação</text:h>
      <text:p text:style-name="Text_20_body">Foram realizados os seguintes testes:</text:p>
      <text:list text:style-name="L6">
        <text:list-item>
          <text:p text:style-name="P11">Verificação de desempenho no Gerenciador de Tarefas </text:p>
        </text:list-item>
        <text:list-item>
          <text:p text:style-name="P12">Teste de conectividade:</text:p>
        </text:list-item>
      </text:list>
      <text:section text:style-name="Sect1" text:name="code-block-viewer">
        <text:list text:continue-numbering="true" text:style-name="L6">
          <text:list-header>
            <text:p text:style-name="P13">ping google.com</text:p>
          </text:list-header>
        </text:list>
      </text:section>
      <text:list text:continue-numbering="true" text:style-name="L6">
        <text:list-item>
          <text:p text:style-name="P12">Verificação de programas de inicialização:</text:p>
        </text:list-item>
      </text:list>
      <text:section text:style-name="Sect1" text:name="Seção1">
        <text:list text:continue-numbering="true" text:style-name="L6">
          <text:list-header>
            <text:p text:style-name="P13"><text:bookmark text:name="code-block-viewer"/>msconfig</text:p>
          </text:list-header>
        </text:list>
      </text:section>
      <text:list text:continue-numbering="true" text:style-name="L6">
        <text:list-item>
          <text:p text:style-name="P12">Verificação do disco:</text:p>
        </text:list-item>
      </text:list>
      <text:section text:style-name="Sect1" text:name="Seção2">
        <text:list text:continue-numbering="true" text:style-name="L6">
          <text:list-header>
            <text:p text:style-name="P13"><text:bookmark text:name="code-block-viewer Copia 1"/>chkdsk</text:p>
          </text:list-header>
        </text:list>
      </text:section>
      <text:list text:continue-numbering="true" text:style-name="L6">
        <text:list-item>
          <text:p text:style-name="P12">Verificação de integridade do sistema:</text:p>
        </text:list-item>
      </text:list>
      <text:section text:style-name="Sect1" text:name="Seção3">
        <text:list text:continue-numbering="true" text:style-name="L6">
          <text:list-header>
            <text:p text:style-name="P13"><text:bookmark text:name="code-block-viewer Copia 2"/>sfc /scannow</text:p>
          </text:list-header>
        </text:list>
      </text:section>
      <text:p text:style-name="Horizontal_20_Line"/>
      <text:h text:style-name="Heading_20_3" text:outline-level="3">6. ✅ Resultados</text:h>
      <text:p text:style-name="Text_20_body">Após a execução dos testes e ajustes:</text:p>
      <text:list text:style-name="L7">
        <text:list-item>
          <text:p text:style-name="P14">O desempenho do sistema apresentou melhora </text:p>
        </text:list-item>
        <text:list-item>
          <text:p text:style-name="P14">Os travamentos foram reduzidos </text:p>
        </text:list-item>
        <text:list-item>
          <text:p text:style-name="P15">A conexão com a internet foi estabilizada </text:p>
        </text:list-item>
      </text:list>
      <text:p text:style-name="Horizontal_20_Line"/>
      <text:h text:style-name="Heading_20_3" text:outline-level="3">7. 🔄 Reavaliação</text:h>
      <text:p text:style-name="Text_20_body">Caso o problema persistisse, o processo seria repetido com análises mais avançadas.</text:p>
      <text:p text:style-name="Horizontal_20_Line"/>
      <text:h text:style-name="Heading_20_3" text:outline-level="3">8. 📝 Documentação Final</text:h>
      <text:p text:style-name="Text_20_body">O problema foi identificado como relacionado a alto consumo de recursos do sistema e possíveis falhas de configuração.</text:p>
      <text:p text:style-name="Text_20_body">Foram utilizadas ferramentas nativas do Windows para diagnóstico e correção:</text:p>
      <text:list text:style-name="L8">
        <text:list-item>
          <text:p text:style-name="P16">O comando <text:span text:style-name="Strong_20_Emphasis">ping</text:span> foi utilizado para testar a conectividade de rede </text:p>
        </text:list-item>
        <text:list-item>
          <text:p text:style-name="P16">O <text:span text:style-name="Strong_20_Emphasis">msconfig</text:span> auxiliou na análise de programas de inicialização </text:p>
        </text:list-item>
        <text:list-item>
          <text:p text:style-name="P16">O <text:span text:style-name="Strong_20_Emphasis">chkdsk</text:span> verificou e corrigiu erros no disco </text:p>
        </text:list-item>
        <text:list-item>
          <text:p text:style-name="P17">O <text:span text:style-name="Strong_20_Emphasis">sfc /scannow</text:span> analisou e reparou arquivos corrompidos do sistem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01:10:02.967161500</meta:creation-date>
    <dc:date>2026-04-01T01:11:13.767997100</dc:date>
    <meta:editing-duration>PT1M12S</meta:editing-duration>
    <meta:editing-cycles>1</meta:editing-cycles>
    <meta:document-statistic meta:table-count="0" meta:image-count="0" meta:object-count="0" meta:page-count="2" meta:paragraph-count="58" meta:word-count="337" meta:character-count="2024" meta:non-whitespace-character-count="1753"/>
    <meta:generator>LibreOffice/25.2.7.2$Windows_X86_64 LibreOffice_project/5cbfd1ab6520636bb5f7b99185aa69bd7456825d</meta:generator>
  </office:meta>
</office:document-meta>
</file>